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DefinitionBuilder.setupDefinition( Element widgetElement , FieldDefinition definition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ptcha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